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9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Default"/>
          <table:covered-table-cell table:style-name="ce14" office:value-type="string" calcext:value-type="string">
            <text:p><text:s/>- </text:p>
          </table:covered-table-cell>
          <table:covered-table-cell table:number-columns-repeated="2" table:style-name="ce14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3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Comprobante</text:p>
          </table:table-cell>
          <table:table-cell table:style-name="ce15" office:value-type="string" calcext:value-type="string">
            <text:p>Número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text:p>CUIT</text:p>
          </table:table-cell>
          <table:table-cell table:style-name="ce17" office:value-type="string" calcext:value-type="string">
            <text:p>NETO</text:p>
          </table:table-cell>
          <table:table-cell table:style-name="ce17" office:value-type="string" calcext:value-type="string">
            <text:p>IVA 21%</text:p>
          </table:table-cell>
          <table:table-cell table:style-name="ce17" office:value-type="string" calcext:value-type="string">
            <text:p>IVA 10,5%</text:p>
          </table:table-cell>
          <table:table-cell table:style-name="ce17" office:value-type="string" calcext:value-type="string">
            <text:p>IVA 27%</text:p>
          </table:table-cell>
          <table:table-cell table:style-name="ce17" office:value-type="string" calcext:value-type="string">
            <text:p>IIBB</text:p>
          </table:table-cell>
          <table:table-cell table:style-name="ce17" office:value-type="string" calcext:value-type="string">
            <text:p>IIB Desc</text:p>
          </table:table-cell>
          <table:table-cell table:style-name="ce21" office:value-type="string" calcext:value-type="string">
            <text:p>TOTAL</text:p>
          </table:table-cell>
          <table:table-cell/>
          <table:table-cell table:style-name="ce10" table:number-columns-repeated="2"/>
        </table:table-row>
        <table:table-row table:style-name="ro3">
          <table:table-cell table:style-name="ce4"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0"/>
          <table:table-cell table:style-name="ce16"/>
          <table:table-cell table:style-name="ce10" table:number-columns-repeated="4"/>
          <table:table-cell table:style-name="ce18"/>
          <table:table-cell table:style-name="ce20"/>
          <table:table-cell table:style-name="ce18" table:number-columns-repeated="4"/>
          <table:table-cell table:style-name="ce22"/>
          <table:table-cell/>
          <table:table-cell table:style-name="ce10" table:number-columns-repeated="2"/>
        </table:table-row>
        <table:table-row table:style-name="ro2">
          <table:table-cell table:style-name="ce5" office:value-type="string" calcext:value-type="string">
            <text:p><text:a xlink:href="relatorio://format_date(invoice.invoice_date,%20invoice.company.party.lang)" xlink:type="simple">format_date(invoice.invoice_date, invoice.company.party.lang)</text:a></text:p>
          </table:table-cell>
          <table:table-cell table:style-name="ce11" office:value-type="string" calcext:value-type="string">
            <text:p><text:a xlink:href="relatorio://invoice.invoice_type.invoice_type_string" xlink:type="simple">invoice.invoice_type.invoice_type_string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1" office:value-type="string" calcext:value-type="string">
            <text:p><text:a xlink:href="relatorio://invoice.party.iva_condition_string" xlink:type="simple">invoice.party.iva_condition_string</text:a></text:p>
          </table:table-cell>
          <table:table-cell table:style-name="ce11" office:value-type="string" calcext:value-type="string">
            <text:p><text:a xlink:href="relatorio://invoice.subdivision" xlink:type="simple">invoice.subdivision</text:a></text:p>
          </table:table-cell>
          <table:table-cell table:style-name="ce11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office:value-type="string" calcext:value-type="string">
            <text:p><text:a xlink:href="relatorio://get_iva(invoice,%20'0.21')" xlink:type="simple">get_iva(invoice, '0.21')</text:a></text:p>
          </table:table-cell>
          <table:table-cell office:value-type="string" calcext:value-type="string">
            <text:p><text:a xlink:href="relatorio://get_iva(invoice,%20'0.105')" xlink:type="simple">get_iva(invoice, '0.105')</text:a></text:p>
          </table:table-cell>
          <table:table-cell office:value-type="string" calcext:value-type="string">
            <text:p><text:a xlink:href="relatorio://get_iva(invoice,%20'0.27')" xlink:type="simple">get_iva(invoice, '0.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total_amount" xlink:type="simple">invoice.total_amount</text:a></text:p>
          </table:table-cell>
          <table:table-cell/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<text:a xlink:href="relatorio:///for" xlink:type="simple">/for</text:a>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9" office:value-type="string" calcext:value-type="string">
            <text:p><text:a xlink:href="relatorio://total_untaxed_amount" xlink:type="simple">total_untaxed_amount</text:a></text:p>
          </table:table-cell>
          <table:table-cell table:number-columns-repeated="5"/>
          <table:table-cell table:style-name="ce19" office:value-type="string" calcext:value-type="string">
            <text:p><text:a xlink:href="relatorio://total_amount" xlink:type="simple">total_amount</text:a>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4"/>
        </table:table-row>
        <table:table-row table:style-name="ro2">
          <table:table-cell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<text:a xlink:href="relatorio://tax.name" xlink:type="simple">tax.name</text:a></text:p>
          </table:table-cell>
          <table:table-cell table:style-name="ce13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3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6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4"/>
        </table:table-row>
        <table:table-row table:style-name="ro2">
          <table:table-cell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3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3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6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ce8" office:value-type="string" calcext:value-type="string">
            <text:p>Totales por categoría y alícuotas</text:p>
          </table:table-cell>
          <table:table-cell table:style-name="ce8" table:number-columns-repeated="2"/>
          <table:table-cell table:number-columns-repeated="14"/>
        </table:table-row>
        <table:table-row table:style-name="ro2">
          <table:table-cell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3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3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04:39:56.0401170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5.2.7.2$Linux_X86_64 LibreOffice_project/20m0$Build-2</meta:generator>
    <dc:date>2019-04-09T05:20:16.358671156</dc:date>
    <dc:creator>Luciano Rossi</dc:creator>
    <meta:editing-duration>PT15H53M45S</meta:editing-duration>
    <meta:editing-cycles>71</meta:editing-cycles>
    <meta:document-statistic meta:table-count="1" meta:cell-count="61" meta:object-count="0"/>
  </office:meta>
</office:document-meta>
</file>